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comment_text_0"/>This webpage is and example of a url that should be able to be converted to a hyperlink &lt;<text:a xlink:type="simple" xlink:href="https://www.example.com/" text:style-name="Internet_20_link" text:visited-style-name="Visited_20_Internet_20_Link">https://www.example.com/</text:a>&gt;. As is this page &lt;<text:a xlink:type="simple" xlink:href="http://www.example.org/" text:style-name="Internet_20_link" text:visited-style-name="Visited_20_Internet_20_Link">http://www.example.org/</text:a>&gt; and this page &lt;<text:a xlink:type="simple" xlink:href="http://adjustment.example.com/aunt" text:style-name="Internet_20_link" text:visited-style-name="Visited_20_Internet_20_Link">http://adjustment.example.com/aunt</text:a>&gt;.</text:p>
      <text:p text:style-name="Standard"/>
      <text:p text:style-name="Standard">These pages should also be able to be converted using the method linked to above &lt;<text:a xlink:type="simple" xlink:href="https://www.example.org/#brother" text:style-name="Internet_20_link" text:visited-style-name="Visited_20_Internet_20_Link">https://www.example.org/#brother</text:a>&gt;, &lt;<text:a xlink:type="simple" xlink:href="http://www.example.com/airport.php#blade" text:style-name="Internet_20_link" text:visited-style-name="Visited_20_Internet_20_Link">http://www.example.com/airport.php#blade</text:a>&gt;.</text:p>
      <text:p text:style-name="Standard"/>
      <text:p text:style-name="Standard">A typical use for a page like this would be a bibliography or reference list &lt;<text:a xlink:type="simple" xlink:href="http://www.example.com/" text:style-name="Internet_20_link" text:visited-style-name="Visited_20_Internet_20_Link">http://www.example.com/</text:a>&gt;.</text:p>
      <text:p text:style-name="Standard"/>
      <text:p text:style-name="Standard">Bug confirmed to be upstream, see <text:a xlink:type="simple" xlink:href="https://bugs.launchpad.net/ubuntu/+source/libreoffice/+bug/1828811" text:style-name="Internet_20_link" text:visited-style-name="Visited_20_Internet_20_Link">https://bugs.launchpad.net/ubuntu/+source/libreoffice/+bug/1828811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7:56:42.955000000</meta:creation-date>
    <dc:date>2019-05-15T17:57:04.668000000</dc:date>
    <meta:editing-duration>PT23S</meta:editing-duration>
    <meta:editing-cycles>1</meta:editing-cycles>
    <meta:generator>LibreOfficeDev/6.3.0.0.alpha0$Windows_x86 LibreOffice_project/c5c425296debb2fbd67af8ec29f87e285d08575f</meta:generator>
    <meta:document-statistic meta:table-count="0" meta:image-count="0" meta:object-count="0" meta:page-count="1" meta:paragraph-count="4" meta:word-count="68" meta:character-count="572" meta:non-whitespace-character-count="508"/>
  </office:meta>
</office:document-meta>
</file>